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2">
      <style:paragraph-properties fo:margin-top="0cm" fo:margin-bottom="0cm" style:contextual-spacing="false"/>
    </style:style>
    <style:style style:name="P26" style:family="paragraph" style:parent-style-name="Text_20_body" style:list-style-name="L13"/>
    <style:style style:name="P27" style:family="paragraph" style:parent-style-name="Text_20_body" style:list-style-name="L13">
      <style:paragraph-properties fo:margin-top="0cm" fo:margin-bottom="0cm" style:contextual-spacing="false"/>
    </style:style>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6">
      <style:paragraph-properties fo:margin-top="0cm" fo:margin-bottom="0cm" style:contextual-spacing="false"/>
    </style:style>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8">
      <style:paragraph-properties fo:margin-top="0cm" fo:margin-bottom="0cm" style:contextual-spacing="false"/>
    </style:style>
    <style:style style:name="P35" style:family="paragraph" style:parent-style-name="Text_20_body" style:list-style-name="L19"/>
    <style:style style:name="P36" style:family="paragraph" style:parent-style-name="Text_20_body" style:list-style-name="L19">
      <style:paragraph-properties fo:margin-top="0cm" fo:margin-bottom="0cm" style:contextual-spacing="false"/>
    </style:style>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1">
      <style:paragraph-properties fo:margin-top="0cm" fo:margin-bottom="0cm" style:contextual-spacing="false"/>
    </style:style>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3">
      <style:paragraph-properties fo:margin-top="0cm" fo:margin-bottom="0cm" style:contextual-spacing="false"/>
    </style:style>
    <style:style style:name="P43" style:family="paragraph" style:parent-style-name="Text_20_body" style:list-style-name="L24"/>
    <style:style style:name="P44" style:family="paragraph" style:parent-style-name="Text_20_body" style:list-style-name="L24">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Review the concepts below to prepare for the upcoming prep exam.</text:p>
      <text:h text:style-name="Heading_20_2" text:outline-level="2">HTML Basics</text:h>
      <text:list xml:id="list2769598954" text:style-name="L1">
        <text:list-item>
          <text:p text:style-name="P3"><text:span text:style-name="Strong_20_Emphasis">Role of HTML</text:span>: Foundation of web structure.</text:p>
        </text:list-item>
        <text:list-item>
          <text:p text:style-name="P3"><text:span text:style-name="Strong_20_Emphasis">HTML Elements</text:span>: Used to represent content on the page. Most of them are made by an opening and a closing tag (e.g., <text:span text:style-name="Source_20_Text">&lt;h1&gt;&lt;/h1&gt;</text:span>, <text:span text:style-name="Source_20_Text">&lt;p&gt;&lt;/p&gt;</text:span>).</text:p>
        </text:list-item>
        <text:list-item>
          <text:p text:style-name="P3"><text:span text:style-name="Strong_20_Emphasis"><text:span text:style-name="Source_20_Text">div</text:span></text:span><text:span text:style-name="Strong_20_Emphasis"> elements</text:span>: The <text:span text:style-name="Source_20_Text">div</text:span> element is a generic HTML element that does not hold any semantic meaning. It is used as a generic container to hold other HTML elements.</text:p>
        </text:list-item>
        <text:list-item>
          <text:p text:style-name="P3"><text:span text:style-name="Strong_20_Emphasis">Void Elements</text:span>: Do not have a closing tag (e.g., <text:span text:style-name="Source_20_Text">&lt;img&gt;</text:span>).</text:p>
        </text:list-item>
        <text:list-item>
          <text:p text:style-name="P2"><text:span text:style-name="Strong_20_Emphasis">Attributes</text:span>: Adding metadata and behavior to elements.</text:p>
        </text:list-item>
      </text:list>
      <text:h text:style-name="Heading_20_2" text:outline-level="2">Identifiers and Grouping</text:h>
      <text:list xml:id="list2731876725" text:style-name="L2">
        <text:list-item>
          <text:p text:style-name="P5"><text:span text:style-name="Strong_20_Emphasis">IDs</text:span>: Unique element identifiers.</text:p>
        </text:list-item>
        <text:list-item>
          <text:p text:style-name="P4"><text:span text:style-name="Strong_20_Emphasis">Classes</text:span>: Grouping elements for styling and behavior.</text:p>
        </text:list-item>
      </text:list>
      <text:h text:style-name="Heading_20_2" text:outline-level="2">Special Characters and Linking</text:h>
      <text:list xml:id="list3037869004" text:style-name="L3">
        <text:list-item>
          <text:p text:style-name="P7"><text:span text:style-name="Strong_20_Emphasis">HTML entities</text:span>: Using special characters like <text:span text:style-name="Source_20_Text">&amp;amp;</text:span> and <text:span text:style-name="Source_20_Text">&amp;lt;</text:span>.</text:p>
        </text:list-item>
        <text:list-item>
          <text:p text:style-name="P7"><text:span text:style-name="Strong_20_Emphasis"><text:span text:style-name="Source_20_Text">link</text:span></text:span><text:span text:style-name="Strong_20_Emphasis"> element</text:span>: Linking to external stylesheets.</text:p>
        </text:list-item>
        <text:list-item>
          <text:p text:style-name="P6"><text:span text:style-name="Strong_20_Emphasis"><text:span text:style-name="Source_20_Text">script</text:span></text:span><text:span text:style-name="Strong_20_Emphasis"> element</text:span>: Embedding external JavaScript files.</text:p>
        </text:list-item>
      </text:list>
      <text:h text:style-name="Heading_20_2" text:outline-level="2">Boilerplate and Encoding</text:h>
      <text:list xml:id="list1955954804" text:style-name="L4">
        <text:list-item>
          <text:p text:style-name="P9"><text:span text:style-name="Strong_20_Emphasis">HTML boilerplate</text:span>: Basic structure of a webpage, which includes the <text:span text:style-name="Source_20_Text">DOCTYPE</text:span>, <text:span text:style-name="Source_20_Text">html</text:span>, <text:span text:style-name="Source_20_Text">head</text:span>, and <text:span text:style-name="Source_20_Text">body</text:span> elements. It should be used as the starting point for an HTML document.</text:p>
        </text:list-item>
        <text:list-item>
          <text:p text:style-name="P8"><text:span text:style-name="Strong_20_Emphasis">UTF-8 character encoding</text:span>: Ensuring universal character display.</text:p>
        </text:list-item>
      </text:list>
      <text:h text:style-name="Heading_20_2" text:outline-level="2">SEO and Social Sharing</text:h>
      <text:list xml:id="list1813628598" text:style-name="L5">
        <text:list-item>
          <text:p text:style-name="P11"><text:span text:style-name="Strong_20_Emphasis">Meta tags (</text:span><text:span text:style-name="Strong_20_Emphasis"><text:span text:style-name="Source_20_Text">description</text:span></text:span><text:span text:style-name="Strong_20_Emphasis">)</text:span>: Providing a short description for the web page and impacting SEO.</text:p>
        </text:list-item>
        <text:list-item>
          <text:p text:style-name="P10"><text:span text:style-name="Strong_20_Emphasis">Open Graph tags</text:span>: Enhancing social media sharing.</text:p>
        </text:list-item>
      </text:list>
      <text:h text:style-name="Heading_20_2" text:outline-level="2">Media Elements and Optimization</text:h>
      <text:list xml:id="list304964839" text:style-name="L6">
        <text:list-item>
          <text:p text:style-name="P13"><text:span text:style-name="Strong_20_Emphasis">Replaced elements</text:span>: Embedded content (e.g., images, iframes).</text:p>
        </text:list-item>
        <text:list-item>
          <text:p text:style-name="P13"><text:span text:style-name="Strong_20_Emphasis">Optimizing media</text:span>: Techniques to improve media performance.</text:p>
        </text:list-item>
        <text:list-item>
          <text:p text:style-name="P13"><text:span text:style-name="Strong_20_Emphasis">Image formats and licenses</text:span>: Understanding usage rights and types.</text:p>
        </text:list-item>
        <text:list-item>
          <text:p text:style-name="P12"><text:span text:style-name="Strong_20_Emphasis">SVGs</text:span>: Scalable vector graphics for sharp visuals.</text:p>
        </text:list-item>
      </text:list>
      <text:h text:style-name="Heading_20_2" text:outline-level="2">Multimedia Integration</text:h>
      <text:list xml:id="list2699838056" text:style-name="L7">
        <text:list-item>
          <text:p text:style-name="P15"><text:span text:style-name="Strong_20_Emphasis">HTML audio and video elements</text:span>: Embedding multimedia.</text:p>
        </text:list-item>
        <text:list-item>
          <text:p text:style-name="P14"><text:span text:style-name="Strong_20_Emphasis">Embedding with </text:span><text:span text:style-name="Strong_20_Emphasis"><text:span text:style-name="Source_20_Text">&lt;iframe&gt;</text:span></text:span>: Integrating external video content.</text:p>
        </text:list-item>
      </text:list>
      <text:h text:style-name="Heading_20_2" text:outline-level="2"><text:soft-page-break/>Paths and Link Behavior</text:h>
      <text:list xml:id="list2007443632" text:style-name="L8">
        <text:list-item>
          <text:p text:style-name="P17"><text:span text:style-name="Strong_20_Emphasis">Target attribute types</text:span>: Controlling link behavior.</text:p>
        </text:list-item>
        <text:list-item>
          <text:p text:style-name="P17"><text:span text:style-name="Strong_20_Emphasis">Absolute vs. relative paths</text:span>: Navigating directories.</text:p>
        </text:list-item>
        <text:list-item>
          <text:p text:style-name="P17"><text:span text:style-name="Strong_20_Emphasis">Path syntax</text:span>: Understanding <text:span text:style-name="Source_20_Text">/</text:span>, <text:span text:style-name="Source_20_Text">./</text:span>, <text:span text:style-name="Source_20_Text">../</text:span> for file navigation.</text:p>
        </text:list-item>
        <text:list-item>
          <text:p text:style-name="P16"><text:span text:style-name="Strong_20_Emphasis">Link states</text:span>: Managing different link interactions (hover, active).</text:p>
        </text:list-item>
      </text:list>
      <text:h text:style-name="Heading_20_2" text:outline-level="2">Importance of Semantic HTML</text:h>
      <text:list xml:id="list1764291412" text:style-name="L9">
        <text:list-item>
          <text:p text:style-name="P19"><text:span text:style-name="Strong_20_Emphasis">Structural hierarchy for heading elements</text:span>: It is important to use the correct heading element to maintain the structural hierarchy of the content. The <text:span text:style-name="Source_20_Text">h1</text:span> element is the highest level of heading and the <text:span text:style-name="Source_20_Text">h6</text:span> element is the lowest level of heading.</text:p>
        </text:list-item>
        <text:list-item>
          <text:p text:style-name="P19"><text:span text:style-name="Strong_20_Emphasis">Presentational HTML elements</text:span>: Elements that define the appearance of content. Ex. the deprecated <text:span text:style-name="Source_20_Text">center</text:span>, <text:span text:style-name="Source_20_Text">big</text:span> and <text:span text:style-name="Source_20_Text">font</text:span> elements.</text:p>
        </text:list-item>
        <text:list-item>
          <text:p text:style-name="P18"><text:span text:style-name="Strong_20_Emphasis">Semantic HTML elements</text:span>: Elements that hold meaning and structure. Ex. <text:span text:style-name="Source_20_Text">header</text:span>, <text:span text:style-name="Source_20_Text">nav</text:span>, <text:span text:style-name="Source_20_Text">figure</text:span>.</text:p>
        </text:list-item>
      </text:list>
      <text:h text:style-name="Heading_20_2" text:outline-level="2">Semantic HTML Elements</text:h>
      <text:list xml:id="list2920917630" text:style-name="L10">
        <text:list-item>
          <text:p text:style-name="P21"><text:span text:style-name="Strong_20_Emphasis">Emphasis (</text:span><text:span text:style-name="Strong_20_Emphasis"><text:span text:style-name="Source_20_Text">em</text:span></text:span><text:span text:style-name="Strong_20_Emphasis">) element</text:span>: Marks text that has stress emphasis.</text:p>
        </text:list-item>
        <text:list-item>
          <text:p text:style-name="P21"><text:span text:style-name="Strong_20_Emphasis">Idiomatic Text (</text:span><text:span text:style-name="Strong_20_Emphasis"><text:span text:style-name="Source_20_Text">i</text:span></text:span><text:span text:style-name="Strong_20_Emphasis">) element</text:span>: Used for highlighting alternative voice or mood, idiomatic terms from another language, technical terms, and thoughts.</text:p>
        </text:list-item>
        <text:list-item>
          <text:p text:style-name="P21"><text:span text:style-name="Strong_20_Emphasis">Strong Importance (</text:span><text:span text:style-name="Strong_20_Emphasis"><text:span text:style-name="Source_20_Text">strong</text:span></text:span><text:span text:style-name="Strong_20_Emphasis">) element</text:span>: Marks text that has strong importance.</text:p>
        </text:list-item>
        <text:list-item>
          <text:p text:style-name="P21"><text:span text:style-name="Strong_20_Emphasis">Bring Attention To (</text:span><text:span text:style-name="Strong_20_Emphasis"><text:span text:style-name="Source_20_Text">b</text:span></text:span><text:span text:style-name="Strong_20_Emphasis">) element</text:span>: Used to bring attention to text that is not important for the meaning of the content.</text:p>
        </text:list-item>
        <text:list-item>
          <text:p text:style-name="P21"><text:span text:style-name="Strong_20_Emphasis">Description List (</text:span><text:span text:style-name="Strong_20_Emphasis"><text:span text:style-name="Source_20_Text">dl</text:span></text:span><text:span text:style-name="Strong_20_Emphasis">) element</text:span>: Used to represent a list of term-description groupings.</text:p>
        </text:list-item>
        <text:list-item>
          <text:p text:style-name="P21"><text:span text:style-name="Strong_20_Emphasis">Description Term (</text:span><text:span text:style-name="Strong_20_Emphasis"><text:span text:style-name="Source_20_Text">dt</text:span></text:span><text:span text:style-name="Strong_20_Emphasis">) element</text:span>: Used to represent the term being defined.</text:p>
        </text:list-item>
        <text:list-item>
          <text:p text:style-name="P21"><text:span text:style-name="Strong_20_Emphasis">Description Details (</text:span><text:span text:style-name="Strong_20_Emphasis"><text:span text:style-name="Source_20_Text">dd</text:span></text:span><text:span text:style-name="Strong_20_Emphasis">) element</text:span>: Used to represent the description of the term.</text:p>
        </text:list-item>
        <text:list-item>
          <text:p text:style-name="P21"><text:span text:style-name="Strong_20_Emphasis">Block Quotation (</text:span><text:span text:style-name="Strong_20_Emphasis"><text:span text:style-name="Source_20_Text">blockquote</text:span></text:span><text:span text:style-name="Strong_20_Emphasis">) element</text:span>: Used to represent a section that is quoted from another source.</text:p>
        </text:list-item>
        <text:list-item>
          <text:p text:style-name="P21"><text:span text:style-name="Strong_20_Emphasis">Inline Quotation (</text:span><text:span text:style-name="Strong_20_Emphasis"><text:span text:style-name="Source_20_Text">q</text:span></text:span><text:span text:style-name="Strong_20_Emphasis">) element</text:span>: Used to represent a short inline quotation.</text:p>
        </text:list-item>
        <text:list-item>
          <text:p text:style-name="P21"><text:span text:style-name="Strong_20_Emphasis">Abbreviation (</text:span><text:span text:style-name="Strong_20_Emphasis"><text:span text:style-name="Source_20_Text">abbr</text:span></text:span><text:span text:style-name="Strong_20_Emphasis">) element</text:span>: Used to represent an abbreviation or acronym.</text:p>
        </text:list-item>
        <text:list-item>
          <text:p text:style-name="P21"><text:span text:style-name="Strong_20_Emphasis">Contact Address (</text:span><text:span text:style-name="Strong_20_Emphasis"><text:span text:style-name="Source_20_Text">address</text:span></text:span><text:span text:style-name="Strong_20_Emphasis">) element</text:span>: Used to represent the contact information.</text:p>
        </text:list-item>
        <text:list-item>
          <text:p text:style-name="P21"><text:span text:style-name="Strong_20_Emphasis">(Date) Time (</text:span><text:span text:style-name="Strong_20_Emphasis"><text:span text:style-name="Source_20_Text">time</text:span></text:span><text:span text:style-name="Strong_20_Emphasis">) element</text:span>: Used to represent a date and/or time.</text:p>
        </text:list-item>
        <text:list-item>
          <text:p text:style-name="P21"><text:span text:style-name="Strong_20_Emphasis">Superscript (</text:span><text:span text:style-name="Strong_20_Emphasis"><text:span text:style-name="Source_20_Text">sup</text:span></text:span><text:span text:style-name="Strong_20_Emphasis">) element</text:span>: Used to represent superscript text.</text:p>
        </text:list-item>
        <text:list-item>
          <text:p text:style-name="P21"><text:span text:style-name="Strong_20_Emphasis">Subscript (</text:span><text:span text:style-name="Strong_20_Emphasis"><text:span text:style-name="Source_20_Text">sub</text:span></text:span><text:span text:style-name="Strong_20_Emphasis">) element</text:span>: Used to represent subscript text.</text:p>
        </text:list-item>
        <text:list-item>
          <text:p text:style-name="P21"><text:span text:style-name="Strong_20_Emphasis">Inline Code (</text:span><text:span text:style-name="Strong_20_Emphasis"><text:span text:style-name="Source_20_Text">code</text:span></text:span><text:span text:style-name="Strong_20_Emphasis">) element</text:span>: Used to represent a fragment of computer code.</text:p>
        </text:list-item>
        <text:list-item>
          <text:p text:style-name="P21"><text:span text:style-name="Strong_20_Emphasis">Unarticulated Annotation (</text:span><text:span text:style-name="Strong_20_Emphasis"><text:span text:style-name="Source_20_Text">u</text:span></text:span><text:span text:style-name="Strong_20_Emphasis">) element</text:span>: Used to represent a span of inline text which should be rendered in a way that indicates that it has a non-textual annotation.</text:p>
        </text:list-item>
        <text:list-item>
          <text:p text:style-name="P21"><text:span text:style-name="Strong_20_Emphasis">Ruby Annotation (</text:span><text:span text:style-name="Strong_20_Emphasis"><text:span text:style-name="Source_20_Text">ruby</text:span></text:span><text:span text:style-name="Strong_20_Emphasis">) element</text:span>: Used to represent the text of a ruby annotation.</text:p>
        </text:list-item>
        <text:list-item>
          <text:p text:style-name="P20"><text:span text:style-name="Strong_20_Emphasis">Strikethrough (</text:span><text:span text:style-name="Strong_20_Emphasis"><text:span text:style-name="Source_20_Text">s</text:span></text:span><text:span text:style-name="Strong_20_Emphasis">) element</text:span>: Used to represent content that is no longer accurate or relevant.</text:p>
        </text:list-item>
      </text:list>
      <text:h text:style-name="Heading_20_2" text:outline-level="2">HTML Form Elements and Attributes</text:h>
      <text:list xml:id="list2237436894" text:style-name="L11">
        <text:list-item>
          <text:p text:style-name="P23"><text:span text:style-name="Strong_20_Emphasis"><text:span text:style-name="Source_20_Text">form</text:span></text:span><text:span text:style-name="Strong_20_Emphasis"> element</text:span>: used to create an HTML form for user input.</text:p>
        </text:list-item>
        <text:list-item>
          <text:p text:style-name="P23"><text:soft-page-break/><text:span text:style-name="Strong_20_Emphasis"><text:span text:style-name="Source_20_Text">action</text:span></text:span><text:span text:style-name="Strong_20_Emphasis"> attribute</text:span>: used to specify the URL where the form data should be sent.</text:p>
        </text:list-item>
        <text:list-item>
          <text:p text:style-name="P22"><text:span text:style-name="Strong_20_Emphasis"><text:span text:style-name="Source_20_Text">method</text:span></text:span><text:span text:style-name="Strong_20_Emphasis"> attribute</text:span>: used to specify the HTTP method to use when sending the form data. The most common methods are <text:span text:style-name="Source_20_Text">GET</text:span> and <text:span text:style-name="Source_20_Text">POST</text:span>.</text:p>
        </text:list-item>
      </text:list>
      <text:p text:style-name="Preformatted_20_Text"><text:span text:style-name="Source_20_Text">&lt;form method="value-goes-here" action="url-goes-here"&gt;</text:span></text:p>
      <text:p text:style-name="Preformatted_20_Text"><text:span text:style-name="Source_20_Text"><text:s text:c="2"/>&lt;!-- inputs go inside here --&gt;</text:span></text:p>
      <text:p text:style-name="P1"><text:span text:style-name="Source_20_Text">&lt;/form&gt;</text:span></text:p>
      <text:list xml:id="list3702538503" text:style-name="L12">
        <text:list-item>
          <text:p text:style-name="P25"><text:span text:style-name="Strong_20_Emphasis"><text:span text:style-name="Source_20_Text">input</text:span></text:span><text:span text:style-name="Strong_20_Emphasis"> element</text:span>: used to create an input field for user input.</text:p>
        </text:list-item>
        <text:list-item>
          <text:p text:style-name="P25"><text:span text:style-name="Strong_20_Emphasis"><text:span text:style-name="Source_20_Text">type</text:span></text:span><text:span text:style-name="Strong_20_Emphasis"> attribute</text:span>: used to specify the type of input field. Ex. <text:span text:style-name="Source_20_Text">text</text:span>, <text:span text:style-name="Source_20_Text">email</text:span>, <text:span text:style-name="Source_20_Text">number</text:span>, <text:span text:style-name="Source_20_Text">radio</text:span>, <text:span text:style-name="Source_20_Text">checkbox</text:span>, etc.</text:p>
        </text:list-item>
        <text:list-item>
          <text:p text:style-name="P25"><text:span text:style-name="Strong_20_Emphasis"><text:span text:style-name="Source_20_Text">placeholder</text:span></text:span><text:span text:style-name="Strong_20_Emphasis"> attribute</text:span>: used to show a hint to the user to show them what to enter in the input field.</text:p>
        </text:list-item>
        <text:list-item>
          <text:p text:style-name="P25"><text:span text:style-name="Strong_20_Emphasis"><text:span text:style-name="Source_20_Text">value</text:span></text:span><text:span text:style-name="Strong_20_Emphasis"> attribute</text:span>: used to specify the value of the input. If the input has a <text:span text:style-name="Source_20_Text">button</text:span> type, the <text:span text:style-name="Source_20_Text">value</text:span> attribute can be used to set the button text.</text:p>
        </text:list-item>
        <text:list-item>
          <text:p text:style-name="P25"><text:span text:style-name="Strong_20_Emphasis"><text:span text:style-name="Source_20_Text">size</text:span></text:span><text:span text:style-name="Strong_20_Emphasis"> attribute</text:span>: used to define the number of characters that should be visible as the user types into the input.</text:p>
        </text:list-item>
        <text:list-item>
          <text:p text:style-name="P25"><text:span text:style-name="Strong_20_Emphasis"><text:span text:style-name="Source_20_Text">min</text:span></text:span><text:span text:style-name="Strong_20_Emphasis"> attribute</text:span>: can be used input types such as <text:span text:style-name="Source_20_Text">number</text:span> to specify the minimum value allowed in the input field.</text:p>
        </text:list-item>
        <text:list-item>
          <text:p text:style-name="P25"><text:span text:style-name="Strong_20_Emphasis"><text:span text:style-name="Source_20_Text">max</text:span></text:span><text:span text:style-name="Strong_20_Emphasis"> attribute</text:span>: can be used input types such as <text:span text:style-name="Source_20_Text">number</text:span> to specify the maximum value allowed in the input field.</text:p>
        </text:list-item>
        <text:list-item>
          <text:p text:style-name="P25"><text:span text:style-name="Strong_20_Emphasis"><text:span text:style-name="Source_20_Text">minlength</text:span></text:span><text:span text:style-name="Strong_20_Emphasis"> attribute</text:span>: used to specify the minimum number of characters required in an input field.</text:p>
        </text:list-item>
        <text:list-item>
          <text:p text:style-name="P25"><text:span text:style-name="Strong_20_Emphasis"><text:span text:style-name="Source_20_Text">maxlength</text:span></text:span><text:span text:style-name="Strong_20_Emphasis"> attribute</text:span>: used to specify the maximum number of characters allowed in an input field.</text:p>
        </text:list-item>
        <text:list-item>
          <text:p text:style-name="P25"><text:span text:style-name="Strong_20_Emphasis"><text:span text:style-name="Source_20_Text">required</text:span></text:span><text:span text:style-name="Strong_20_Emphasis"> attribute</text:span>: used to specify that an input field must be filled out before submitting the form.</text:p>
        </text:list-item>
        <text:list-item>
          <text:p text:style-name="P25"><text:span text:style-name="Strong_20_Emphasis"><text:span text:style-name="Source_20_Text">disabled</text:span></text:span><text:span text:style-name="Strong_20_Emphasis"> attribute</text:span>: used to specify that an input field should be disabled.</text:p>
        </text:list-item>
        <text:list-item>
          <text:p text:style-name="P24"><text:span text:style-name="Strong_20_Emphasis"><text:span text:style-name="Source_20_Text">readonly</text:span></text:span><text:span text:style-name="Strong_20_Emphasis"> attribute</text:span>: used to specify that an input field is read-only.</text:p>
        </text:list-item>
      </text:list>
      <text:p text:style-name="Preformatted_20_Text"><text:span text:style-name="Source_20_Text">&lt;!-- Text input --&gt;</text:span></text:p>
      <text:p text:style-name="Preformatted_20_Text"><text:span text:style-name="Source_20_Text">&lt;input </text:span></text:p>
      <text:p text:style-name="Preformatted_20_Text"><text:span text:style-name="Source_20_Text"><text:s text:c="2"/>type="text"</text:span></text:p>
      <text:p text:style-name="Preformatted_20_Text"><text:span text:style-name="Source_20_Text"><text:s text:c="2"/>id="name"</text:span></text:p>
      <text:p text:style-name="Preformatted_20_Text"><text:span text:style-name="Source_20_Text"><text:s text:c="2"/>name="name"</text:span></text:p>
      <text:p text:style-name="Preformatted_20_Text"><text:span text:style-name="Source_20_Text"><text:s text:c="2"/>placeholder="e.g. Quincy Larson" </text:span></text:p>
      <text:p text:style-name="Preformatted_20_Text"><text:span text:style-name="Source_20_Text"><text:s text:c="2"/>size="20"</text:span></text:p>
      <text:p text:style-name="Preformatted_20_Text"><text:span text:style-name="Source_20_Text"><text:s text:c="2"/>minlength="5"</text:span></text:p>
      <text:p text:style-name="Preformatted_20_Text"><text:span text:style-name="Source_20_Text"><text:s text:c="2"/>maxlength="30"</text:span></text:p>
      <text:p text:style-name="Preformatted_20_Text"><text:span text:style-name="Source_20_Text"><text:s text:c="2"/>required</text:span></text:p>
      <text:p text:style-name="Preformatted_20_Text"><text:span text:style-name="Source_20_Text">/&gt;</text:span></text:p>
      <text:p text:style-name="Preformatted_20_Text"/>
      <text:p text:style-name="Preformatted_20_Text"><text:span text:style-name="Source_20_Text">&lt;!-- Number input --&gt;</text:span></text:p>
      <text:p text:style-name="Preformatted_20_Text"><text:span text:style-name="Source_20_Text">&lt;input </text:span></text:p>
      <text:p text:style-name="Preformatted_20_Text"><text:span text:style-name="Source_20_Text"><text:s text:c="2"/>type="number"</text:span></text:p>
      <text:p text:style-name="Preformatted_20_Text"><text:span text:style-name="Source_20_Text"><text:s text:c="2"/>id="quantity"</text:span></text:p>
      <text:p text:style-name="Preformatted_20_Text"><text:span text:style-name="Source_20_Text"><text:s text:c="2"/>name="quantity"</text:span></text:p>
      <text:p text:style-name="Preformatted_20_Text"><text:span text:style-name="Source_20_Text"><text:s text:c="2"/>min="2"</text:span></text:p>
      <text:p text:style-name="Preformatted_20_Text"><text:span text:style-name="Source_20_Text"><text:s text:c="2"/>max="10"</text:span></text:p>
      <text:p text:style-name="Preformatted_20_Text"><text:span text:style-name="Source_20_Text"><text:s text:c="2"/>disabled</text:span></text:p>
      <text:p text:style-name="Preformatted_20_Text"><text:span text:style-name="Source_20_Text">/&gt;</text:span></text:p>
      <text:p text:style-name="Preformatted_20_Text"/>
      <text:p text:style-name="Preformatted_20_Text"><text:span text:style-name="Source_20_Text">&lt;!-- Button --&gt;</text:span></text:p>
      <text:p text:style-name="P1"><text:soft-page-break/><text:span text:style-name="Source_20_Text">&lt;input type="button" value="Show Alert" /&gt;</text:span></text:p>
      <text:list xml:id="list1394073234" text:style-name="L13">
        <text:list-item>
          <text:p text:style-name="P27"><text:span text:style-name="Strong_20_Emphasis"><text:span text:style-name="Source_20_Text">label</text:span></text:span><text:span text:style-name="Strong_20_Emphasis"> element</text:span>: used to create a label for an input field.</text:p>
        </text:list-item>
        <text:list-item>
          <text:p text:style-name="P27"><text:span text:style-name="Strong_20_Emphasis"><text:span text:style-name="Source_20_Text">for</text:span></text:span><text:span text:style-name="Strong_20_Emphasis"> attribute</text:span>: used to specify which input field the label is for.</text:p>
        </text:list-item>
        <text:list-item>
          <text:p text:style-name="P26"><text:span text:style-name="Strong_20_Emphasis">Implicit form association</text:span>: inputs can be associated with labels by wrapping the input field inside the <text:span text:style-name="Source_20_Text">label</text:span> element.</text:p>
        </text:list-item>
      </text:list>
      <text:p text:style-name="Preformatted_20_Text"><text:span text:style-name="Source_20_Text">&lt;form action=""&gt;</text:span></text:p>
      <text:p text:style-name="Preformatted_20_Text"><text:span text:style-name="Source_20_Text"><text:s text:c="2"/>&lt;label&gt;</text:span></text:p>
      <text:p text:style-name="Preformatted_20_Text"><text:span text:style-name="Source_20_Text"><text:s text:c="4"/>Full Name:</text:span></text:p>
      <text:p text:style-name="Preformatted_20_Text"><text:span text:style-name="Source_20_Text"><text:s text:c="4"/>&lt;input type="text" /&gt;</text:span></text:p>
      <text:p text:style-name="Preformatted_20_Text"><text:span text:style-name="Source_20_Text"><text:s text:c="2"/>&lt;/label&gt;</text:span></text:p>
      <text:p text:style-name="P1"><text:span text:style-name="Source_20_Text">&lt;/form&gt;</text:span></text:p>
      <text:list xml:id="list1027211647" text:style-name="L14">
        <text:list-item>
          <text:p text:style-name="P28"><text:span text:style-name="Strong_20_Emphasis">Explicit form association</text:span>: inputs can be associated with labels by using the <text:span text:style-name="Source_20_Text">for</text:span> attribute on the <text:span text:style-name="Source_20_Text">label</text:span> element.</text:p>
        </text:list-item>
      </text:list>
      <text:p text:style-name="Preformatted_20_Text"><text:span text:style-name="Source_20_Text">&lt;form action=""&gt;</text:span></text:p>
      <text:p text:style-name="Preformatted_20_Text"><text:span text:style-name="Source_20_Text"><text:s text:c="2"/>&lt;label for="email"&gt;Email Address: &lt;/label&gt;</text:span></text:p>
      <text:p text:style-name="Preformatted_20_Text"><text:span text:style-name="Source_20_Text"><text:s text:c="2"/>&lt;input type="email" id="email" /&gt;</text:span></text:p>
      <text:p text:style-name="P1"><text:span text:style-name="Source_20_Text">&lt;/form&gt;</text:span></text:p>
      <text:list xml:id="list1418582753" text:style-name="L15">
        <text:list-item>
          <text:p text:style-name="P29"><text:span text:style-name="Strong_20_Emphasis"><text:span text:style-name="Source_20_Text">button</text:span></text:span><text:span text:style-name="Strong_20_Emphasis"> element</text:span>: used to create a clickable button. A button can also have a <text:span text:style-name="Source_20_Text">type</text:span> attribute, which is used to control the behavior of the button when it is activated. Ex. <text:span text:style-name="Source_20_Text">submit</text:span>, <text:span text:style-name="Source_20_Text">reset</text:span>, <text:span text:style-name="Source_20_Text">button</text:span>.</text:p>
        </text:list-item>
      </text:list>
      <text:p text:style-name="Preformatted_20_Text"><text:span text:style-name="Source_20_Text">&lt;button type="button"&gt;Show Form&lt;/button&gt;</text:span></text:p>
      <text:p text:style-name="Preformatted_20_Text"><text:span text:style-name="Source_20_Text">&lt;button type="submit"&gt;Submit Form&lt;/button&gt;</text:span></text:p>
      <text:p text:style-name="P1"><text:span text:style-name="Source_20_Text">&lt;button type="reset"&gt;Reset Form&lt;/button&gt;</text:span></text:p>
      <text:list xml:id="list2071187866" text:style-name="L16">
        <text:list-item>
          <text:p text:style-name="P31"><text:span text:style-name="Strong_20_Emphasis"><text:span text:style-name="Source_20_Text">fieldset</text:span></text:span><text:span text:style-name="Strong_20_Emphasis"> element</text:span>: used to group related inputs together.</text:p>
        </text:list-item>
        <text:list-item>
          <text:p text:style-name="P30"><text:span text:style-name="Strong_20_Emphasis"><text:span text:style-name="Source_20_Text">legend</text:span></text:span><text:span text:style-name="Strong_20_Emphasis"> element</text:span>: used to add a caption to describe the group of inputs.</text:p>
        </text:list-item>
      </text:list>
      <text:p text:style-name="Preformatted_20_Text"><text:span text:style-name="Source_20_Text">&lt;!-- Radio group --&gt;</text:span></text:p>
      <text:p text:style-name="Preformatted_20_Text"><text:span text:style-name="Source_20_Text">&lt;fieldset&gt;</text:span></text:p>
      <text:p text:style-name="Preformatted_20_Text"><text:span text:style-name="Source_20_Text"><text:s text:c="2"/>&lt;legend&gt;Was this your first time at our hotel?&lt;/legend&gt;</text:span></text:p>
      <text:p text:style-name="Preformatted_20_Text"/>
      <text:p text:style-name="Preformatted_20_Text"><text:span text:style-name="Source_20_Text"><text:s text:c="2"/>&lt;label for="yes-option"&gt;Yes&lt;/label&gt;</text:span></text:p>
      <text:p text:style-name="Preformatted_20_Text"><text:span text:style-name="Source_20_Text"><text:s text:c="2"/>&lt;input id="yes-option" type="radio" name="hotel-stay" /&gt;</text:span></text:p>
      <text:p text:style-name="Preformatted_20_Text"/>
      <text:p text:style-name="Preformatted_20_Text"><text:span text:style-name="Source_20_Text"><text:s text:c="2"/>&lt;label for="no-option"&gt;No&lt;/label&gt;</text:span></text:p>
      <text:p text:style-name="Preformatted_20_Text"><text:span text:style-name="Source_20_Text"><text:s text:c="2"/>&lt;input id="no-option" type="radio" name="hotel-stay" /&gt;</text:span></text:p>
      <text:p text:style-name="Preformatted_20_Text"><text:span text:style-name="Source_20_Text">&lt;/fieldset&gt;</text:span></text:p>
      <text:p text:style-name="Preformatted_20_Text"/>
      <text:p text:style-name="Preformatted_20_Text"><text:span text:style-name="Source_20_Text">&lt;!-- Checkbox group --&gt;</text:span></text:p>
      <text:p text:style-name="Preformatted_20_Text"><text:span text:style-name="Source_20_Text">&lt;fieldset&gt;</text:span></text:p>
      <text:p text:style-name="Preformatted_20_Text"><text:span text:style-name="Source_20_Text"><text:s text:c="2"/>&lt;legend&gt;</text:span></text:p>
      <text:p text:style-name="Preformatted_20_Text"><text:span text:style-name="Source_20_Text"><text:s text:c="4"/>Why did you choose to stay at our hotel? (Check all that apply)</text:span></text:p>
      <text:p text:style-name="Preformatted_20_Text"><text:span text:style-name="Source_20_Text"><text:s text:c="2"/>&lt;/legend&gt;</text:span></text:p>
      <text:p text:style-name="Preformatted_20_Text"/>
      <text:p text:style-name="Preformatted_20_Text"><text:span text:style-name="Source_20_Text"><text:s text:c="2"/>&lt;label for="location"&gt;Location&lt;/label&gt;</text:span></text:p>
      <text:p text:style-name="Preformatted_20_Text"><text:span text:style-name="Source_20_Text"><text:s text:c="2"/>&lt;input type="checkbox" id="location" name="location" value="location" /&gt;</text:span></text:p>
      <text:p text:style-name="Preformatted_20_Text"/>
      <text:p text:style-name="Preformatted_20_Text"><text:span text:style-name="Source_20_Text"><text:s text:c="2"/>&lt;label for="price"&gt;Price&lt;/label&gt;</text:span></text:p>
      <text:p text:style-name="Preformatted_20_Text"><text:span text:style-name="Source_20_Text"><text:s text:c="2"/>&lt;input type="checkbox" id="price" name="price" value="price" /&gt;</text:span></text:p>
      <text:p text:style-name="P1"><text:span text:style-name="Source_20_Text">&lt;/fieldset&gt;</text:span></text:p>
      <text:list xml:id="list2598819663" text:style-name="L17">
        <text:list-item>
          <text:p text:style-name="P32"><text:span text:style-name="Strong_20_Emphasis">Focused state</text:span>: this is the state of an input field when it is selected by the user.</text:p>
        </text:list-item>
      </text:list>
      <text:h text:style-name="Heading_20_2" text:outline-level="2"><text:soft-page-break/>Working with HTML Table Elements and Attributes</text:h>
      <text:list xml:id="list4141076108" text:style-name="L18">
        <text:list-item>
          <text:p text:style-name="P34"><text:span text:style-name="Strong_20_Emphasis">Table element</text:span>: used to create an HTML table.</text:p>
        </text:list-item>
        <text:list-item>
          <text:p text:style-name="P34"><text:span text:style-name="Strong_20_Emphasis">Table Head (</text:span><text:span text:style-name="Strong_20_Emphasis"><text:span text:style-name="Source_20_Text">thead</text:span></text:span><text:span text:style-name="Strong_20_Emphasis">) element</text:span>: used to group the header content in an HTML table.</text:p>
        </text:list-item>
        <text:list-item>
          <text:p text:style-name="P34"><text:span text:style-name="Strong_20_Emphasis">Table Row (</text:span><text:span text:style-name="Strong_20_Emphasis"><text:span text:style-name="Source_20_Text">tr</text:span></text:span><text:span text:style-name="Strong_20_Emphasis">) element</text:span>: used to create a row in an HTML table.</text:p>
        </text:list-item>
        <text:list-item>
          <text:p text:style-name="P34"><text:span text:style-name="Strong_20_Emphasis">Table Header (</text:span><text:span text:style-name="Strong_20_Emphasis"><text:span text:style-name="Source_20_Text">th</text:span></text:span><text:span text:style-name="Strong_20_Emphasis">) element</text:span>: used to create a header cell in an HTML table.</text:p>
        </text:list-item>
        <text:list-item>
          <text:p text:style-name="P34"><text:span text:style-name="Strong_20_Emphasis">Table body (</text:span><text:span text:style-name="Strong_20_Emphasis"><text:span text:style-name="Source_20_Text">tbody</text:span></text:span><text:span text:style-name="Strong_20_Emphasis">) element</text:span>: used to group the body content in an HTML table.</text:p>
        </text:list-item>
        <text:list-item>
          <text:p text:style-name="P34"><text:span text:style-name="Strong_20_Emphasis">Table Data Cell (</text:span><text:span text:style-name="Strong_20_Emphasis"><text:span text:style-name="Source_20_Text">td</text:span></text:span><text:span text:style-name="Strong_20_Emphasis">) element</text:span>: used to create a data cell in an HTML table.</text:p>
        </text:list-item>
        <text:list-item>
          <text:p text:style-name="P34"><text:span text:style-name="Strong_20_Emphasis">Table Foot (</text:span><text:span text:style-name="Strong_20_Emphasis"><text:span text:style-name="Source_20_Text">tfoot</text:span></text:span><text:span text:style-name="Strong_20_Emphasis">) element</text:span>: used to group the footer content in an HTML table.</text:p>
        </text:list-item>
        <text:list-item>
          <text:p text:style-name="P34"><text:span text:style-name="Strong_20_Emphasis"><text:span text:style-name="Source_20_Text">caption</text:span></text:span><text:span text:style-name="Strong_20_Emphasis"> element</text:span>: used to add a title of an HTML table.</text:p>
        </text:list-item>
        <text:list-item>
          <text:p text:style-name="P33"><text:span text:style-name="Strong_20_Emphasis"><text:span text:style-name="Source_20_Text">colspan</text:span></text:span><text:span text:style-name="Strong_20_Emphasis"> attribute</text:span>: used to specify the number of columns a table cell should span.</text:p>
        </text:list-item>
      </text:list>
      <text:p text:style-name="Preformatted_20_Text"><text:span text:style-name="Source_20_Text">&lt;table&gt;</text:span></text:p>
      <text:p text:style-name="Preformatted_20_Text"><text:span text:style-name="Source_20_Text"><text:s text:c="2"/>&lt;caption&gt;Exam Grades&lt;/caption&gt;</text:span></text:p>
      <text:p text:style-name="Preformatted_20_Text"/>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th&gt;Last Name&lt;/th&gt;</text:span></text:p>
      <text:p text:style-name="Preformatted_20_Text"><text:span text:style-name="Source_20_Text"><text:s text:c="6"/>&lt;th&gt;First Name&lt;/th&gt;</text:span></text:p>
      <text:p text:style-name="Preformatted_20_Text"><text:span text:style-name="Source_20_Text"><text:s text:c="6"/>&lt;th&gt;Grade&lt;/th&gt;</text:span></text:p>
      <text:p text:style-name="Preformatted_20_Text"><text:span text:style-name="Source_20_Text"><text:s text:c="4"/>&lt;/tr&gt;</text:span></text:p>
      <text:p text:style-name="Preformatted_20_Text"><text:span text:style-name="Source_20_Text"><text:s text:c="2"/>&lt;/thead&gt;</text:span></text:p>
      <text:p text:style-name="Preformatted_20_Text"/>
      <text:p text:style-name="Preformatted_20_Text"><text:span text:style-name="Source_20_Text"><text:s text:c="2"/>&lt;tbody&gt;</text:span></text:p>
      <text:p text:style-name="Preformatted_20_Text"><text:span text:style-name="Source_20_Text"><text:s text:c="4"/>&lt;tr&gt;</text:span></text:p>
      <text:p text:style-name="Preformatted_20_Text"><text:span text:style-name="Source_20_Text"><text:s text:c="6"/>&lt;td&gt;Davis&lt;/td&gt;</text:span></text:p>
      <text:p text:style-name="Preformatted_20_Text"><text:span text:style-name="Source_20_Text"><text:s text:c="6"/>&lt;td&gt;Alex&lt;/td&gt;</text:span></text:p>
      <text:p text:style-name="Preformatted_20_Text"><text:span text:style-name="Source_20_Text"><text:s text:c="6"/>&lt;td&gt;54&lt;/td&gt;</text:span></text:p>
      <text:p text:style-name="Preformatted_20_Text"><text:span text:style-name="Source_20_Text"><text:s text:c="4"/>&lt;/tr&gt;</text:span></text:p>
      <text:p text:style-name="Preformatted_20_Text"/>
      <text:p text:style-name="Preformatted_20_Text"><text:span text:style-name="Source_20_Text"><text:s text:c="4"/>&lt;tr&gt;</text:span></text:p>
      <text:p text:style-name="Preformatted_20_Text"><text:span text:style-name="Source_20_Text"><text:s text:c="6"/>&lt;td&gt;Doe&lt;/td&gt;</text:span></text:p>
      <text:p text:style-name="Preformatted_20_Text"><text:span text:style-name="Source_20_Text"><text:s text:c="6"/>&lt;td&gt;Samantha&lt;/td&gt;</text:span></text:p>
      <text:p text:style-name="Preformatted_20_Text"><text:span text:style-name="Source_20_Text"><text:s text:c="6"/>&lt;td&gt;92&lt;/td&gt;</text:span></text:p>
      <text:p text:style-name="Preformatted_20_Text"><text:span text:style-name="Source_20_Text"><text:s text:c="4"/>&lt;/tr&gt;</text:span></text:p>
      <text:p text:style-name="Preformatted_20_Text"/>
      <text:p text:style-name="Preformatted_20_Text"><text:span text:style-name="Source_20_Text"><text:s text:c="4"/>&lt;tr&gt;</text:span></text:p>
      <text:p text:style-name="Preformatted_20_Text"><text:span text:style-name="Source_20_Text"><text:s text:c="6"/>&lt;td&gt;Rodriguez&lt;/td&gt;</text:span></text:p>
      <text:p text:style-name="Preformatted_20_Text"><text:span text:style-name="Source_20_Text"><text:s text:c="6"/>&lt;td&gt;Marcus&lt;/td&gt;</text:span></text:p>
      <text:p text:style-name="Preformatted_20_Text"><text:span text:style-name="Source_20_Text"><text:s text:c="6"/>&lt;td&gt;88&lt;/td&gt;</text:span></text:p>
      <text:p text:style-name="Preformatted_20_Text"><text:span text:style-name="Source_20_Text"><text:s text:c="4"/>&lt;/tr&gt;</text:span></text:p>
      <text:p text:style-name="Preformatted_20_Text"><text:span text:style-name="Source_20_Text"><text:s text:c="2"/>&lt;/tbody&gt;</text:span></text:p>
      <text:p text:style-name="Preformatted_20_Text"/>
      <text:p text:style-name="Preformatted_20_Text"><text:span text:style-name="Source_20_Text"><text:s text:c="2"/>&lt;tfoot&gt;</text:span></text:p>
      <text:p text:style-name="Preformatted_20_Text"><text:span text:style-name="Source_20_Text"><text:s text:c="4"/>&lt;tr&gt;</text:span></text:p>
      <text:p text:style-name="Preformatted_20_Text"><text:span text:style-name="Source_20_Text"><text:s text:c="6"/>&lt;td colspan="2"&gt;Average Grade&lt;/td&gt;</text:span></text:p>
      <text:p text:style-name="Preformatted_20_Text"><text:span text:style-name="Source_20_Text"><text:s text:c="6"/>&lt;td&gt;78&lt;/td&gt;</text:span></text:p>
      <text:p text:style-name="Preformatted_20_Text"><text:span text:style-name="Source_20_Text"><text:s text:c="4"/>&lt;/tr&gt;</text:span></text:p>
      <text:p text:style-name="Preformatted_20_Text"><text:span text:style-name="Source_20_Text"><text:s text:c="2"/>&lt;/tfoot&gt;</text:span></text:p>
      <text:p text:style-name="P1"><text:span text:style-name="Source_20_Text">&lt;/table&gt;</text:span></text:p>
      <text:h text:style-name="Heading_20_2" text:outline-level="2">HTML Tools</text:h>
      <text:list xml:id="list2837247680" text:style-name="L19">
        <text:list-item>
          <text:p text:style-name="P36"><text:span text:style-name="Strong_20_Emphasis">HTML validator</text:span>: A tool that checks the syntax of HTML code to ensure it is valid.</text:p>
        </text:list-item>
        <text:list-item>
          <text:p text:style-name="P36"><text:span text:style-name="Strong_20_Emphasis">DOM inspector</text:span>: A tool that allows you to inspect and modify the HTML structure of a web page.</text:p>
        </text:list-item>
        <text:list-item>
          <text:p text:style-name="P35"><text:soft-page-break/><text:span text:style-name="Strong_20_Emphasis">Devtools</text:span>: A set of web developer tools built directly into the browser that helps you debug, profile, and analyze web pages.</text:p>
        </text:list-item>
      </text:list>
      <text:h text:style-name="Heading_20_2" text:outline-level="2">Introduction to Accessibility</text:h>
      <text:list xml:id="list4262391591" text:style-name="L20">
        <text:list-item>
          <text:p text:style-name="P37"><text:span text:style-name="Strong_20_Emphasis">Web Content Accessibility Guidelines</text:span>: The Web Content Accessibility Guidelines (WCAG) are a set of guidelines for making web content more accessible to people with disabilities. The four principles of WCAG are POUR which stands for Perceivable, Operable, Understandable, and Robust.</text:p>
        </text:list-item>
      </text:list>
      <text:h text:style-name="Heading_20_2" text:outline-level="2">Assistive Technology for Accessibility</text:h>
      <text:list xml:id="list4211170137" text:style-name="L21">
        <text:list-item>
          <text:p text:style-name="P39"><text:span text:style-name="Strong_20_Emphasis">Screen readers</text:span>: Software programs that read the content of a computer screen out loud. They are used by people who are blind or visually impaired to access the web.</text:p>
        </text:list-item>
        <text:list-item>
          <text:p text:style-name="P39"><text:span text:style-name="Strong_20_Emphasis">Large text or braille keyboards</text:span>: Used by people with visual impairments to access the web.</text:p>
        </text:list-item>
        <text:list-item>
          <text:p text:style-name="P39"><text:span text:style-name="Strong_20_Emphasis">Screen magnifiers</text:span>: Software programs that enlarge the content of a computer screen. They are used by people with low vision to access the web.</text:p>
        </text:list-item>
        <text:list-item>
          <text:p text:style-name="P39"><text:span text:style-name="Strong_20_Emphasis">Alternative pointing devices</text:span>: Used by people with mobility impairments to access the web. This includes devices such as joysticks, trackballs, and touchpads.</text:p>
        </text:list-item>
        <text:list-item>
          <text:p text:style-name="P38"><text:span text:style-name="Strong_20_Emphasis">Voice recognition</text:span>: Used by people with mobility impairments to access the web. It allows users to control a computer using their voice.</text:p>
        </text:list-item>
      </text:list>
      <text:h text:style-name="Heading_20_2" text:outline-level="2">Accessibility Auditing Tools</text:h>
      <text:list xml:id="list3103674907" text:style-name="L22">
        <text:list-item>
          <text:p text:style-name="P40"><text:span text:style-name="Strong_20_Emphasis">Common Accessibility Tools</text:span>: Google Lighthouse, Wave, IBM Equal Accessibility Checker, and axe DevTools are some of the common accessibility tools used to audit the accessibility of a website.</text:p>
        </text:list-item>
      </text:list>
      <text:h text:style-name="Heading_20_2" text:outline-level="2">Accessibility Best Practices</text:h>
      <text:list xml:id="list4199095298" text:style-name="L23">
        <text:list-item>
          <text:p text:style-name="P42"><text:span text:style-name="Strong_20_Emphasis">Proper heading level structure</text:span>: You should use proper heading levels to create a logical structure for your content. This helps assistive technologies understand the content of your website.</text:p>
        </text:list-item>
        <text:list-item>
          <text:p text:style-name="P42"><text:span text:style-name="Strong_20_Emphasis">Accessibility and Tables</text:span>: When using tables, you should use the <text:span text:style-name="Source_20_Text">th</text:span> element to define header cells and the <text:span text:style-name="Source_20_Text">td</text:span> element to define data cells. This helps assistive technologies understand the structure of the table.</text:p>
        </text:list-item>
        <text:list-item>
          <text:p text:style-name="P42"><text:span text:style-name="Strong_20_Emphasis">Importance for inputs to have an associated label</text:span>: You should use the <text:span text:style-name="Source_20_Text">label</text:span> element to associate labels with form inputs. This helps assistive technologies understand the purpose of the input.</text:p>
        </text:list-item>
        <text:list-item>
          <text:p text:style-name="P42"><text:span text:style-name="Strong_20_Emphasis">Importance of good </text:span><text:span text:style-name="Strong_20_Emphasis"><text:span text:style-name="Source_20_Text">alt</text:span></text:span><text:span text:style-name="Strong_20_Emphasis"> text</text:span>: You should use the <text:span text:style-name="Source_20_Text">alt</text:span> attribute to provide a text alternative for images. This helps assistive technologies understand the content of the image.</text:p>
        </text:list-item>
        <text:list-item>
          <text:p text:style-name="P42"><text:span text:style-name="Strong_20_Emphasis">Importance of good link text</text:span>: You should use descriptive link text to help users understand the purpose of the link. This helps assistive technologies understand the purpose of the link.</text:p>
        </text:list-item>
        <text:list-item>
          <text:p text:style-name="P42"><text:span text:style-name="Strong_20_Emphasis">Best practices for making audio and video content accessible</text:span>: You should provide captions and transcripts for audio and video content to make it accessible to people with <text:soft-page-break/>hearing impairments. You should also provide audio descriptions for video content to make it accessible to people with visual impairments.</text:p>
        </text:list-item>
        <text:list-item>
          <text:p text:style-name="P42"><text:span text:style-name="Strong_20_Emphasis"><text:span text:style-name="Source_20_Text">tabindex</text:span></text:span><text:span text:style-name="Strong_20_Emphasis"> attribute</text:span>: Used to make elements focusable and define the relative order in which they should be navigated using the keyboard. It is important to never use the <text:span text:style-name="Source_20_Text">tabindex</text:span> attribute with a value greater than 0. Instead, you should either use a value of 0 or -1. For more information, review the prior lecture video on keyboard accessibility.</text:p>
        </text:list-item>
        <text:list-item>
          <text:p text:style-name="P41"><text:span text:style-name="Strong_20_Emphasis"><text:span text:style-name="Source_20_Text">accesskey</text:span></text:span><text:span text:style-name="Strong_20_Emphasis"> attribute</text:span>: Used to define a keyboard shortcut for an element. This can help users with mobility impairments navigate the website more easily.</text:p>
        </text:list-item>
      </text:list>
      <text:h text:style-name="Heading_20_2" text:outline-level="2">WAI-ARIA, Roles, and Attributes</text:h>
      <text:list xml:id="list1330249893" text:style-name="L24">
        <text:list-item>
          <text:p text:style-name="P44"><text:span text:style-name="Strong_20_Emphasis">WAI-ARIA</text:span>: It stands for Web Accessibility Initiative - Accessible Rich Internet Applications. It is a set of attributes that can be added to HTML elements to improve accessibility. It provides additional information to assistive technologies about the purpose and structure of the content.</text:p>
        </text:list-item>
        <text:list-item>
          <text:p text:style-name="P44"><text:span text:style-name="Strong_20_Emphasis">Aria roles</text:span>: A set of predefined roles that can be added to HTML elements to define their purpose. This helps assistive technologies understand the content of the website. Examples include <text:span text:style-name="Source_20_Text">role="tab"</text:span>, <text:span text:style-name="Source_20_Text">role="menu"</text:span>, and <text:span text:style-name="Source_20_Text">role="alert"</text:span>.</text:p>
        </text:list-item>
        <text:list-item>
          <text:p text:style-name="P44"><text:span text:style-name="Strong_20_Emphasis"><text:span text:style-name="Source_20_Text">aria-label</text:span></text:span><text:span text:style-name="Strong_20_Emphasis"> and </text:span><text:span text:style-name="Strong_20_Emphasis"><text:span text:style-name="Source_20_Text">aria-labelledby</text:span></text:span><text:span text:style-name="Strong_20_Emphasis"> attributes</text:span>: These attributes are used to give an element a programmatic (or accessible) name, which helps assistive technology (such as screen readers) understand the purpose of the element. They are often used when the visual label for an element is an image or symbol rather than text. <text:span text:style-name="Source_20_Text">aria-label</text:span> allows you to define the name directly in the attribute while <text:span text:style-name="Source_20_Text">aria-labelledby</text:span> allows you to reference existing text on the page.</text:p>
        </text:list-item>
        <text:list-item>
          <text:p text:style-name="P44"><text:span text:style-name="Strong_20_Emphasis"><text:span text:style-name="Source_20_Text">aria-hidden</text:span></text:span><text:span text:style-name="Strong_20_Emphasis"> attribute</text:span>: Used to hide an element from assistive technologies such as screen readers. For example, this can be used to hide decorative images that do not provide any meaningful content.</text:p>
        </text:list-item>
        <text:list-item>
          <text:p text:style-name="P44"><text:span text:style-name="Strong_20_Emphasis"><text:span text:style-name="Source_20_Text">aria-expanded</text:span></text:span><text:span text:style-name="Strong_20_Emphasis"> attribute</text:span>: Used to convey the state of a toggle (or disclosure) feature to screen reader users.</text:p>
        </text:list-item>
        <text:list-item>
          <text:p text:style-name="P44"><text:span text:style-name="Strong_20_Emphasis"><text:span text:style-name="Source_20_Text">aria-live</text:span></text:span><text:span text:style-name="Strong_20_Emphasis"> attribute</text:span>: Used to indicate that an element's content is important enough to require that any changes to the content should be announced immediately to screen reader users. This can include status messages like updating the number of results returned from a search, or an error message displayed after an unsuccessful form submission.</text:p>
        </text:list-item>
        <text:list-item>
          <text:p text:style-name="P44"><text:span text:style-name="Strong_20_Emphasis">Common Aria states</text:span>: Common Aria states include <text:span text:style-name="Source_20_Text">aria-haspopup</text:span>, <text:span text:style-name="Source_20_Text">aria-checked</text:span>, <text:span text:style-name="Source_20_Text">aria-disabled</text:span>, and <text:span text:style-name="Source_20_Text">aria-selected</text:span>. These attributes can be used to indicate the state of an element and help assistive technologies understand the content of the website.</text:p>
        </text:list-item>
        <text:list-item>
          <text:p text:style-name="P44"><text:span text:style-name="Strong_20_Emphasis"><text:span text:style-name="Source_20_Text">aria-controls</text:span></text:span><text:span text:style-name="Strong_20_Emphasis"> attribute</text:span>: Used to associate an element with another element that it controls. This helps assistive technologies understand the relationship between the elements.</text:p>
        </text:list-item>
        <text:list-item>
          <text:p text:style-name="P43"><text:span text:style-name="Strong_20_Emphasis"><text:span text:style-name="Source_20_Text">aria-describedby</text:span></text:span><text:span text:style-name="Strong_20_Emphasis"> attribute</text:span>: Used to provide additional information about an element by associating it with another element that contains the information. This helps assistive technologies understand the purpose of the element.</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0T14:39:23.452000000</meta:creation-date>
    <dc:date>2025-03-20T14:39:42.254000000</dc:date>
    <meta:editing-duration>PT19S</meta:editing-duration>
    <meta:editing-cycles>1</meta:editing-cycles>
    <meta:document-statistic meta:table-count="0" meta:image-count="0" meta:object-count="0" meta:page-count="7" meta:paragraph-count="212" meta:word-count="2260" meta:character-count="14429" meta:non-whitespace-character-count="12278"/>
    <meta:generator>LibreOffice/7.3.4.2$Windows_X86_64 LibreOffice_project/728fec16bd5f605073805c3c9e7c4212a0120dc5</meta:generator>
  </office:meta>
</office:document-meta>
</file>